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Thumbnails/thumbnail.png" manifest:media-type="image/png"/>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1a62e"/>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70407" officeooo:paragraph-rsid="00570407"/>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1a62e" officeooo:paragraph-rsid="0061a62e"/>
    </style:style>
    <style:style style:name="P37" style:family="paragraph" style:parent-style-name="Standard">
      <style:text-properties officeooo:rsid="0061a62e" officeooo:paragraph-rsid="0062fc7d"/>
    </style:style>
    <style:style style:name="P38" style:family="paragraph" style:parent-style-name="Standard">
      <style:text-properties officeooo:rsid="0061a62e" officeooo:paragraph-rsid="0061a62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2fc7d"/>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shnu Force Quantum field Theory</text:p>
      <text:p text:style-name="P1"/>
      <text:p text:style-name="P1">We begin by assuming:</text:p>
      <text:p text:style-name="P1"><draw:frame draw:style-name="fr2"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1819in" svg:width="6.2874in" svg:height="0.2508in" draw:z-index="1"><draw:object xlink:href="./Object 2" xlink:type="simple" xlink:show="embed" xlink:actuate="onLoad"/><draw:image xlink:href="./ObjectReplacements/Object 2" xlink:type="simple" xlink:show="embed" xlink:actuate="onLoad"/></draw:frame></text:p>
      <text:p text:style-name="P1"><draw:frame draw:style-name="fr2" draw:name="Object3" text:anchor-type="as-char" svg:y="-0.1819in" svg:width="3.3429in" svg:height="0.2508in"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2925in" svg:width="2.4327in" svg:height="0.4898in" draw:z-index="13"><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2" draw:name="Object4" text:anchor-type="as-char" svg:y="-0.1484in" svg:width="0.8543in" svg:height="0.2091in" draw:z-index="3"><draw:object xlink:href="./Object 4" xlink:type="simple" xlink:show="embed" xlink:actuate="onLoad"/><draw:image xlink:href="./ObjectReplacements/Object 4" xlink:type="simple" xlink:show="embed" xlink:actuate="onLoad"/></draw:frame></text:p>
      <text:p text:style-name="P3"><draw:frame draw:style-name="fr2" draw:name="Object5" text:anchor-type="as-char" svg:y="-0.1484in" svg:width="1.5543in" svg:height="0.2091in" draw:z-index="4"><draw:object xlink:href="./Object 5" xlink:type="simple" xlink:show="embed" xlink:actuate="onLoad"/><draw:image xlink:href="./ObjectReplacements/Object 5" xlink:type="simple" xlink:show="embed" xlink:actuate="onLoad"/></draw:frame></text:p>
      <text:p text:style-name="P3"><draw:frame draw:style-name="fr2" draw:name="Object6" text:anchor-type="as-char" svg:y="-0.2437in" svg:width="1.4075in" svg:height="0.3929in" draw:z-index="5"><draw:object xlink:href="./Object 6" xlink:type="simple" xlink:show="embed" xlink:actuate="onLoad"/><draw:image xlink:href="./ObjectReplacements/Object 6" xlink:type="simple" xlink:show="embed" xlink:actuate="onLoad"/></draw:frame></text:p>
      <text:p text:style-name="P3"><draw:frame draw:style-name="fr2" draw:name="Object7" text:anchor-type="as-char" svg:y="-0.2437in" svg:width="0.861in" svg:height="0.3929in" draw:z-index="6"><draw:object xlink:href="./Object 7" xlink:type="simple" xlink:show="embed" xlink:actuate="onLoad"/><draw:image xlink:href="./ObjectReplacements/Object 7" xlink:type="simple" xlink:show="embed" xlink:actuate="onLoad"/></draw:frame></text:p>
      <text:p text:style-name="P3"><draw:frame draw:style-name="fr2" draw:name="Object15" text:anchor-type="as-char" svg:y="-0.1484in" svg:width="1.828in" svg:height="0.2098in" draw:z-index="14"><draw:object xlink:href="./Object 15" xlink:type="simple" xlink:show="embed" xlink:actuate="onLoad"/><draw:image xlink:href="./ObjectReplacements/Object 15" xlink:type="simple" xlink:show="embed" xlink:actuate="onLoad"/></draw:frame></text:p>
      <text:p text:style-name="P3"><draw:frame draw:style-name="fr2" draw:name="Object16" text:anchor-type="as-char" svg:y="-0.172in" svg:width="1.6256in" svg:height="0.2335in" draw:z-index="15"><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ext:soft-page-break/>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2"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2"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ext:soft-page-break/>This is the E.q Field with <draw:frame draw:style-name="fr2"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2"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2"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2"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2"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19">M is the Aether vortex i.e. <draw:frame draw:style-name="fr2"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2"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Monism – matter</text:p>
      <text:p text:style-name="P22">Manicheanism</text:p>
      <text:p text:style-name="P22"/>
      <text:p text:style-name="P22">Monism – God only</text:p>
      <text:p text:style-name="P22"><text:soft-page-break/>Monism – Universe includes God</text:p>
      <text:p text:style-name="P22">Dualism – God and Universe</text:p>
      <text:p text:style-name="P22"/>
      <text:p text:style-name="P22">Kantism</text:p>
      <text:p text:style-name="P22">Utilitarianism</text:p>
      <text:p text:style-name="P22">Socialism</text:p>
      <text:p text:style-name="P30">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deserve regular holy-days – “they” needn’t overwork for the rich, because “they(2)” don’t deserve it.</text:p>
      <text:p text:style-name="P27">4. Don’t pray or visit church regularly for it will brain wash you in favour of the nobility and King/Queen.</text:p>
      <text:p text:style-name="P29">If you didn’t do it yet:</text:p>
      <text:p text:style-name="P28">5-10: Ace 5 distinct jobs in one lifetime to achieve immortality – the sixth job.</text:p>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5">There could also be “perpendicular” matter with both velocities set to – and picking the 2 velocities with a +- for the gravitational level of existence.</text:p>
      <text:p text:style-name="P35"/>
      <text:p text:style-name="P36">Curvature of space:</text:p>
      <text:p text:style-name="P36"/>
      <text:p text:style-name="P2"><draw:frame draw:style-name="fr2" draw:name="Object21" text:anchor-type="as-char" svg:y="-0.1819in" svg:width="6.4016in" svg:height="0.2508in"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1819in" svg:width="3.9374in" svg:height="0.2508in"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2693in" svg:width="2.0374in" svg:height="0.4429in" draw:z-index="22"><draw:object xlink:href="./Object 23" xlink:type="simple" xlink:show="embed" xlink:actuate="onLoad"/><draw:image xlink:href="./ObjectReplacements/Object 23" xlink:type="simple" xlink:show="embed" xlink:actuate="onLoad"/><svg:desc>formula</svg:desc></draw:frame></text:p>
      <text:p text:style-name="P36">factor of <draw:frame draw:style-name="fr2" draw:name="Object24" text:anchor-type="as-char" svg:y="-0.172in" svg:width="0.2626in" svg:height="0.2083in" draw:z-index="23"><draw:object xlink:href="./Object 24" xlink:type="simple" xlink:show="embed" xlink:actuate="onLoad"/><draw:image xlink:href="./ObjectReplacements/Object 24" xlink:type="simple" xlink:show="embed" xlink:actuate="onLoad"/></draw:frame>for 3d sphere of 3 split @chemforce@ dimensions, and integral instead of differential force being possible.</text:p>
      <text:p text:style-name="P36">This allows for paired frequencies, e.g.</text:p>
      <text:p text:style-name="P37">363555 (power tower) - 92.278 <text:span text:style-name="T11">(“Vanguard” i.e. planet moving engine)</text:span></text:p>
      <text:p text:style-name="P36"><text:soft-page-break/>171.15 MHz (bilogical free energy) – 0.1947 Hz (babel tower)</text:p>
      <text:p text:style-name="P36"/>
      <text:p text:style-name="P36"><draw:frame draw:style-name="fr1" draw:name="Object25" text:anchor-type="as-char" svg:y="-0.1819in" svg:width="5.6854in" svg:height="0.2508in" draw:z-index="24"><draw:object xlink:href="./Object 25" xlink:type="simple" xlink:show="embed" xlink:actuate="onLoad"/><draw:image xlink:href="./ObjectReplacements/Object 25"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2-23T16:15:43.003610959</dc:date>
    <meta:editing-duration>PT4H23M33S</meta:editing-duration>
    <meta:editing-cycles>60</meta:editing-cycles>
    <meta:generator>LibreOffice/7.6.4.1$Linux_AARCH64 LibreOffice_project/60$Build-1</meta:generator>
    <meta:document-statistic meta:table-count="0" meta:image-count="0" meta:object-count="25" meta:page-count="5" meta:paragraph-count="118" meta:word-count="1769" meta:character-count="10405" meta:non-whitespace-character-count="8723"/>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frac>
          <msub>
            <mi>d</mi>
            <mi>d</mi>
          </msub>
          <mrow>
            <msub>
              <mi>d</mi>
              <mi>d</mi>
            </msub>
            <mi>t</mi>
          </mrow>
        </mfrac>
      </mrow>
      <mrow>
        <mo fence="true" form="prefix" stretchy="false">(</mo>
        <mrow>
          <mrow>
            <mrow>
              <mo fence="true" form="prefix" stretchy="false">(</mo>
              <mrow>
                <mrow>
                  <msub>
                    <mi>m</mi>
                    <mn>0</mn>
                  </msub>
                  <mo stretchy="false">+</mo>
                  <mrow>
                    <msub>
                      <mi>u</mi>
                      <mi mathvariant="italic">EM</mi>
                    </msub>
                    <mo stretchy="false">/</mo>
                    <msup>
                      <mi>c</mi>
                      <mn>2</mn>
                    </msup>
                  </mrow>
                </mrow>
              </mrow>
              <mo fence="true" form="postfix" stretchy="false">)</mo>
            </mrow>
            <mi>ψ</mi>
            <mfrac>
              <msubsup>
                <mi>d</mi>
                <mi>d</mi>
                <mn>2</mn>
              </msubsup>
              <msubsup>
                <mi mathvariant="italic">dt</mi>
                <mi>d</mi>
                <mn>2</mn>
              </msubsup>
            </mfrac>
            <mi>ψ</mi>
          </mrow>
        </mrow>
        <mo fence="true" form="postfix" stretchy="false">)</mo>
      </mrow>
    </mrow>
    <annotation encoding="StarMath 5.0">Z_1+Z_2=d_d over {d_d t} ( (m_0 + u_EM/c^2) %psi {d^2_d over dt^2_d} %psi)</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 mathvariant="italic">dv</mi>
        <mi>e</mi>
      </msub>
      <msub>
        <mi mathvariant="italic">dv</mi>
        <mi>f</mi>
      </msub>
    </mrow>
    <annotation encoding="StarMath 5.0">Z_1=int (valx (E_a) otimes E_b+E_a odot valx (E_b) + valxt(B_a)  langle "" otimes ; odot "" rangle  (B_b)+B_a langle "" odot ; otimes "" rangle valxt (B_b)) dr_c dv_e dv_f</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n>3</mn>
                    </msub>
                    <mrow>
                      <mo fence="true" form="prefix" stretchy="false">(</mo>
                      <mrow>
                        <msub>
                          <mi>v</mi>
                          <mn>1</mn>
                        </msub>
                      </mrow>
                      <mo fence="true" form="postfix" stretchy="false">)</mo>
                    </mrow>
                    <msub>
                      <mi>v</mi>
                      <mn>2</mn>
                    </msub>
                  </mrow>
                </msqrt>
              </mrow>
              <msub>
                <mi>v</mi>
                <mn>3</mn>
              </msub>
              <msub>
                <mi mathvariant="italic">dt</mi>
                <mn>4</mn>
              </msub>
            </mrow>
          </mrow>
          <mo fence="true" form="postfix" stretchy="false">)</mo>
        </mrow>
      </mrow>
      <mrow>
        <msub>
          <mi>v</mi>
          <mn>4</mn>
        </msub>
        <mo stretchy="false">×</mo>
        <msub>
          <mi mathvariant="italic">dt</mi>
          <mn>5</mn>
        </msub>
        <mo stretchy="false">×</mo>
        <msub>
          <mi>v</mi>
          <mn>5</mn>
        </msub>
      </mrow>
      <msub>
        <mi>r</mi>
        <mn>6</mn>
      </msub>
    </mrow>
    <annotation encoding="StarMath 5.0">Z_2= (m_0+u_{EM}/c^2) %psi int (int sqrt {valt_3 (v_1) v_2} v_3 dt_4 )v_4 times dt_5 times v_5 r_6</annotation>
  </semantics>
</math>
</file>

<file path=Object 23/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frac>
        <msub>
          <mi>d</mi>
          <mi>d</mi>
        </msub>
        <msub>
          <mi mathvariant="italic">dt</mi>
          <mi>d</mi>
        </msub>
      </mfrac>
      <mi>ψ</mi>
    </mrow>
    <annotation encoding="StarMath 5.0">Z_1+Z_2= (m_0 + u_EM/c^2) %psi {d_d over dt_d} %psi</annotation>
  </semantics>
</math>
</file>

<file path=Object 24/content.xml><?xml version="1.0" encoding="utf-8"?>
<math xmlns="http://www.w3.org/1998/Math/MathML" display="block">
  <semantics>
    <mrow>
      <mn>4</mn>
      <msup>
        <mi>π</mi>
        <mn>2</mn>
      </msup>
    </mrow>
    <annotation encoding="StarMath 5.0">4 %pi^2</annotation>
  </semantics>
</math>
</file>

<file path=Object 25/content.xml><?xml version="1.0" encoding="utf-8"?>
<math xmlns="http://www.w3.org/1998/Math/MathML" display="block">
  <semantics>
    <mrow>
      <mrow>
        <mi>g</mi>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row>
    <annotation encoding="StarMath 5.0">g=int (valx (E_a) otimes E_b+E_a odot valx (E_b) + valxt(B_a)  langle "" otimes ; odot "" rangle  (B_b)+B_a langle "" odot ; otimes "" rangle valxt (B_b)) dr_c</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n>3</mn>
                  </msub>
                  <mrow>
                    <mo fence="true" form="prefix" stretchy="false">(</mo>
                    <mrow>
                      <msub>
                        <mi>v</mi>
                        <mn>1</mn>
                      </msub>
                    </mrow>
                    <mo fence="true" form="postfix" stretchy="false">)</mo>
                  </mrow>
                  <msub>
                    <mi>v</mi>
                    <mn>2</mn>
                  </msub>
                </mrow>
              </msqrt>
            </mrow>
            <msub>
              <mi>v</mi>
              <mn>3</mn>
            </msub>
            <msub>
              <mi mathvariant="italic">dt</mi>
              <mn>4</mn>
            </msub>
          </mrow>
        </mrow>
        <mo fence="true" form="postfix" stretchy="false">)</mo>
      </mrow>
      <msub>
        <mi>v</mi>
        <mn>4</mn>
      </msub>
      <msub>
        <mi>v</mi>
        <mn>5</mn>
      </msub>
      <msub>
        <mi>v</mi>
        <mn>6</mn>
      </msub>
    </mrow>
    <annotation encoding="StarMath 5.0">Z_2= (m_0+u_{EM}/c^2) %psi (int sqrt {valt_3 (v_1) v_2} v_3 dt_4 )v_4 v_5 v_6</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